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1">
      <style:text-properties style:font-name="Times New Roman"/>
    </style:style>
    <style:style style:name="P3" style:family="paragraph" style:parent-style-name="Standard" style:list-style-name="L2">
      <style:text-properties style:font-name="Times New Roman"/>
    </style:style>
    <style:style style:name="P4" style:family="paragraph" style:parent-style-name="Standard" style:list-style-name="L3">
      <style:text-properties style:font-name="Times New Roman"/>
    </style:style>
    <style:style style:name="P5" style:family="paragraph" style:parent-style-name="Standard" style:list-style-name="L4">
      <style:text-properties style:font-name="Times New Roman"/>
    </style:style>
    <style:style style:name="P6" style:family="paragraph" style:parent-style-name="Standard"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еоретические положения</text:p>
      <text:p text:style-name="P1">В основе исследования сложных систем с использованием математического моделирования лежит системный подход, конечной целью которого является системное проектирование, направленное на построение системы с заданным качеством. </text:p>
      <text:p text:style-name="P1">Системный подход предполагает, что с учетом свойства интегративности, присущего сложным системам, проектируемая система должна рассматриваться как единое целое. При этом ее проектирование не должно сводиться к независимому проектированию отдельных элементов без учета их взаимосвязи. Это приводит к необходимости применения достаточно больших и сложных моделей, отображающих в целом структурно-функциональную организацию исследуемой системы и протекающие в ней процессы. Соответственно и методы расчета таких моделей являются достаточно сложными и громоздкими и могут быть эффективно реализованы только с применением компьютеров. Системный подход предполагает решение двух взаимосвязанных задач: </text:p>
      <text:list text:style-name="L1">
        <text:list-item>
          <text:p text:style-name="P2">задачу системного анализа; </text:p>
        </text:list-item>
        <text:list-item>
          <text:p text:style-name="P2">задачу системного проектирования. </text:p>
        </text:list-item>
      </text:list>
      <text:p text:style-name="P1">В процессе системного проектирования необходимо, исходя из сведений о назначении системы и требований, предъявляемых к качеству ее функционирования, определить структурную и/или функциональную организацию, обеспечивающую реализацию заданных функций. Для этого необходимо располагать знаниями о том, как влияют различные способы структурной и функциональной организации на характеристики функционирования системы, т.е. решать задачи системного анализа. Системное проектирование сложных технических систем, например, вычислительных систем и сетей, называется системотехническим проектированием. В общем виде проблема системотехнического проектирования может формулироваться следующим образом. Задано назначение системы, определяемое: </text:p>
      <text:list text:style-name="L2">
        <text:list-item>
          <text:p text:style-name="P3">перечнем функций, возлагаемых на систему; </text:p>
        </text:list-item>
        <text:list-item>
          <text:p text:style-name="P3">перечнем и значениями нагрузочных параметров, описывающих взаимодействие системы с внешней средой и потребность в ресурсах системы для реализации заданных функций; </text:p>
        </text:list-item>
        <text:list-item>
          <text:p text:style-name="P3">требованиями к характеристикам системы (мощностным, временным, надежностным, экономическим), которые задаются их предельно допустимыми значениями. Требуется определить: </text:p>
        </text:list-item>
        <text:list-item>
          <text:p text:style-name="P3">структурную организацию системы, т.е. номенклатуру и состав элементов, а также конфигурацию (топологию) связей между ними; </text:p>
        </text:list-item>
        <text:list-item>
          <text:p text:style-name="P3">функциональную организацию системы, то есть режим функционирования системы, обеспечивающий выполнение заданных ограничений и максимизирующий (минимизирующий) прямой (инверсный) критерий эффективности. </text:p>
        </text:list-item>
      </text:list>
      <text:p text:style-name="P1">Кроме представленной выше формулировки, системное проектирование может быть направлено на решение частных задач, а именно: </text:p>
      <text:list text:style-name="L3">
        <text:list-item>
          <text:p text:style-name="P4">определение структурной организации системы при заданных параметрах функциональной организации и нагрузки (структурное проектирование); </text:p>
        </text:list-item>
        <text:list-item>
          <text:p text:style-name="P4">определение функциональной организации при заданных параметрах структурной организации и нагрузки (функциональное проектирование); </text:p>
        </text:list-item>
        <text:list-item>
          <text:p text:style-name="P4">определение предельной нагрузки, которая может быть реализована системой с заданной структурно-функциональной организацией (нагрузочное проектирование). </text:p>
        </text:list-item>
      </text:list>
      <text:p text:style-name="P1">Также необходимо ознакомиться с лекционным материалом по вопросы системотехнического проектирования.</text:p>
      <text:p text:style-name="P1"/>
      <text:p text:style-name="P1"/>
      <text:p text:style-name="P7">Задание к работе</text:p>
      <text:list text:style-name="L4">
        <text:list-item>
          <text:p text:style-name="P5">Выбрать объект исследования самостоятельно в соответствии с Вашим направлением обучения. </text:p>
          <text:p text:style-name="P5">Объектами исследования могут быть, например:</text:p>
          <text:list>
            <text:list-item>
              <text:p text:style-name="P5">ноутбук(конкретной модели или серии); </text:p>
            </text:list-item>
            <text:list-item>
              <text:p text:style-name="P5">нетбук(конкретной модели или серии); </text:p>
            </text:list-item>
            <text:list-item>
              <text:p text:style-name="P5">моноблок(конкретной модели или серии); </text:p>
            </text:list-item>
            <text:list-item>
              <text:p text:style-name="P5">электронная книга(конкретной модели или серии); </text:p>
            </text:list-item>
            <text:list-item>
              <text:p text:style-name="P5">монитор(конкретной модели или серии); </text:p>
            </text:list-item>
            <text:list-item>
              <text:p text:style-name="P5">планшет(конкретной модели или серии); </text:p>
            </text:list-item>
            <text:list-item>
              <text:p text:style-name="P5">web-камера(конкретной модели или серии); </text:p>
            </text:list-item>
            <text:list-item>
              <text:p text:style-name="P5">струйный принтер(конкретной модели или серии); </text:p>
            </text:list-item>
            <text:list-item>
              <text:p text:style-name="P5">лазерный принтер(конкретной модели или серии); </text:p>
            </text:list-item>
            <text:list-item>
              <text:p text:style-name="P5">сканер(конкретной модели или серии); </text:p>
            </text:list-item>
            <text:list-item>
              <text:p text:style-name="P5">маршрутизатор(конкретной модели или серии); </text:p>
            </text:list-item>
            <text:list-item>
              <text:p text:style-name="P5">клавиатура(конкретной модели или серии); </text:p>
            </text:list-item>
            <text:list-item>
              <text:p text:style-name="P5">джойстик(конкретной модели или серии); </text:p>
            </text:list-item>
            <text:list-item>
              <text:p text:style-name="P5">графический планшет (конкретной модели или серии); </text:p>
            </text:list-item>
            <text:list-item>
              <text:p text:style-name="P5">автоматизированная (информационная) система (конкретной версии); </text:p>
            </text:list-item>
            <text:list-item>
              <text:p text:style-name="P5">операционная система (конкретной версии); </text:p>
            </text:list-item>
            <text:list-item>
              <text:p text:style-name="P5">…. </text:p>
            </text:list-item>
          </text:list>
          <text:p text:style-name="P5">То есть, например, Вы выбрали для объекта исследования: DNS Home 0151280 (Core i5 2350M 2300 Mhz/15.6"/1366x768/4096Mb/500Gb/DVD-RW/Wi-Fi/Bluetooth/Без ОС), имеющийся сегодня на рынке компьютерной техники. </text:p>
        </text:list-item>
        <text:list-item>
          <text:p text:style-name="P5">С точки зрения пользователя, а также принципов и методов системотехнического проектирования проанализировать этот объект по следующей схеме: </text:p>
          <text:list>
            <text:list-item>
              <text:p text:style-name="P5">Фаза 1: изучение осуществимости. </text:p>
            </text:list-item>
            <text:list-item>
              <text:p text:style-name="P5">Фаза 2: предварительное проектирование. </text:p>
            </text:list-item>
            <text:list-item>
              <text:p text:style-name="P5">Фаза 3: детальное проектирование. </text:p>
            </text:list-item>
          </text:list>
        </text:list-item>
        <text:list-item>
          <text:p text:style-name="P5">Оформить отчет и сдать преподавателю. 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4:51:05.198154171</meta:creation-date>
    <meta:generator>LibreOffice/7.6.2.1$Linux_X86_64 LibreOffice_project/56f7684011345957bbf33a7ee678afaf4d2ba333</meta:generator>
    <dc:date>2023-10-20T16:07:02.930416257</dc:date>
    <meta:editing-duration>PT1H13M25S</meta:editing-duration>
    <meta:editing-cycles>1</meta:editing-cycles>
    <meta:document-statistic meta:table-count="0" meta:image-count="0" meta:object-count="0" meta:page-count="2" meta:paragraph-count="42" meta:word-count="512" meta:character-count="4450" meta:non-whitespace-character-count="3975"/>
  </office:meta>
</office:document-meta>
</file>